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dobe-garamond-pro" svg:font-family="adobe-garamond-pro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dobe-garamond-pro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dobe-garamond-pro" fo:font-size="16pt" fo:letter-spacing="normal" fo:font-style="normal" fo:font-weight="bold" fo:background-color="#a0f0f0" loext:padding="0in" loext:border="none"/>
    </style:style>
    <style:style style:name="P3" style:family="paragraph" style:parent-style-name="Standard">
      <style:paragraph-properties fo:orphans="2" fo:widows="2"/>
      <style:text-properties fo:font-variant="normal" fo:text-transform="none" style:font-name="adobe-garamond-pro" fo:font-size="16pt" fo:letter-spacing="normal" fo:font-style="normal" fo:font-weight="bold" fo:background-color="#a0f0f0" loext:padding="0in" loext:border="none"/>
    </style:style>
    <style:style style:name="P4" style:family="paragraph" style:parent-style-name="Standard">
      <style:paragraph-properties fo:margin-top="0in" fo:margin-bottom="0.278in" style:contextual-spacing="false" fo:orphans="2" fo:widows="2"/>
      <style:text-properties fo:font-variant="normal" fo:text-transform="none" style:font-name="adobe-garamond-pro" fo:font-size="16pt" fo:letter-spacing="normal" fo:font-style="normal" fo:font-weight="bold" fo:background-color="#a0f0f0" loext:padding="0in" loext:border="none"/>
    </style:style>
    <style:style style:name="P5" style:family="paragraph" style:parent-style-name="Standard">
      <style:paragraph-properties fo:orphans="2" fo:widows="2"/>
      <style:text-properties fo:font-variant="normal" fo:text-transform="none" style:font-name="adobe-garamond-pro" fo:font-size="16pt" fo:letter-spacing="normal" fo:font-style="normal" fo:font-weight="bold" fo:background-color="#a0f0f0" style:font-name-asian="adobe-garamond-pro" style:font-size-asian="16pt" style:font-style-asian="normal" style:font-weight-asian="normal" style:font-name-complex="adobe-garamond-pro" style:font-size-complex="16pt" style:font-style-complex="normal" style:font-weight-complex="normal" loext:padding="0in" loext:border="none"/>
    </style:style>
    <style:style style:name="P6" style:family="paragraph" style:parent-style-name="Standard">
      <style:paragraph-properties fo:orphans="2" fo:widows="2"/>
      <style:text-properties fo:font-variant="normal" fo:text-transform="none" style:font-name="adobe-garamond-pro" fo:font-size="16pt" fo:letter-spacing="normal" fo:font-style="normal" fo:font-weight="normal" fo:background-color="#a0f0f0" loext:padding="0in" loext:border="none"/>
    </style:style>
    <style:style style:name="P7" style:family="paragraph" style:parent-style-name="Standard">
      <style:paragraph-properties fo:orphans="2" fo:widows="2"/>
      <style:text-properties style:font-name="adobe-garamond-pro" fo:font-weight="bold"/>
    </style:style>
    <style:style style:name="T1" style:family="text">
      <style:text-properties style:font-name="adobe-garamond-pro" fo:background-color="#a0f0f0" loext:char-shading-value="0" style:font-name-asian="adobe-garamond-pro" style:font-name-complex="adobe-garamond-pro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ttaboogie 2025 Daily Schedule</text:p>
      <text:p text:style-name="P2">Notes</text:p>
      <text:p text:style-name="P6">Our callers will alternate who calls Gents and Ladies or Larks and Robins each night.</text:p>
      <text:p text:style-name="P6">Both terms may be used all weekend.</text:p>
      <text:p text:style-name="P6">Scroll to the bottom for addresses of all locations.</text:p>
      <text:p text:style-name="P3">Friday</text:p>
      <text:p text:style-name="P3">7:00 PM</text:p>
      <text:p text:style-name="P6">Doors Open</text:p>
      <text:p text:style-name="P3">7:15–7:45 PM</text:p>
      <text:p text:style-name="P6">Waltzing with Double Trouble</text:p>
      <text:p text:style-name="P3">8:00–9:30 PM</text:p>
      <text:p text:style-name="P6">Contra with River Rainbowface and Double Trouble</text:p>
      <text:p text:style-name="P3">10:00–11:30 PM</text:p>
      <text:p text:style-name="P6">Contra with Bob Isaacs and Electric EEL</text:p>
      <text:p text:style-name="P3">Saturday Dance Workshops</text:p>
      <text:p text:style-name="P3">10:00–11:15 AM</text:p>
      <text:p text:style-name="P6">Square Dance with Bob Isaacs and Musicians</text:p>
      <text:p text:style-name="P3">11:30 AM–1:00 PM</text:p>
      <text:p text:style-name="P6">Role-Swapping Mid-Dance with River Rainbowface and Double Trouble</text:p>
      <text:p text:style-name="P3">1:00–2:30 PM</text:p>
      <text:p text:style-name="P6">Lunch</text:p>
      <text:p text:style-name="P3">2:30–3:45 PM</text:p>
      <text:p text:style-name="P6">Waltz Workshop with Ed Howe and Tami Dahl</text:p>
      <text:p text:style-name="P3">4:00–5:30 PM</text:p>
      <text:p text:style-name="P6">Contra Workshop with Bob Isaacs and Electric EEL</text:p>
      <text:p text:style-name="P3">Saturday Music/Singing Workshops</text:p>
      <text:p text:style-name="P3">10:00–11:15 AM</text:p>
      <text:p text:style-name="P6">Singing with Callie Allison</text:p>
      <text:p text:style-name="P3">11:30 AM–1:00 PM</text:p>
      <text:p text:style-name="P6">Musicians' Workshop with Emily Troll</text:p>
      <text:p text:style-name="P3">1:00–2:30 PM</text:p>
      <text:p text:style-name="P6">Lunch</text:p>
      <text:p text:style-name="P3">2:30–3:45 PM</text:p>
      <text:p text:style-name="P6">Rounds Singing with River Rainbowface</text:p>
      <text:p text:style-name="P3">4:00–5:30 PM</text:p>
      <text:p text:style-name="P6">Musicians' Jam Led by Local Band Leaders</text:p>
      <text:p text:style-name="P3"><text:soft-page-break/>Saturday Night</text:p>
      <text:p text:style-name="P3">7:00 PM</text:p>
      <text:p text:style-name="P6">Doors Open</text:p>
      <text:p text:style-name="P3">7:15–7:45 PM</text:p>
      <text:p text:style-name="P6">Waltzing with Electric EEL</text:p>
      <text:p text:style-name="P3">8:00–9:15 PM</text:p>
      <text:p text:style-name="P6">Contra with River Rainbowface and Electric EEL</text:p>
      <text:p text:style-name="P3">9:45–11:00 PM</text:p>
      <text:p text:style-name="P6">Contra with Bob Isaacs and Double Trouble</text:p>
      <text:p text:style-name="P3">Sunday</text:p>
      <text:p text:style-name="P3">10:30–11:30 AM</text:p>
      <text:p text:style-name="P6">Waltzing with Electric EEL</text:p>
      <text:p text:style-name="P3">11:30 AM–1:30 PM</text:p>
      <text:p text:style-name="P6">Brunch</text:p>
      <text:p text:style-name="P3">1:30–2:25 PM</text:p>
      <text:p text:style-name="P6">Contra with Bob Isaacs and Double Trouble</text:p>
      <text:p text:style-name="P3">2:35–3:30 PM</text:p>
      <text:p text:style-name="P6">Contra with River Rainbowface and Electric EEL</text:p>
      <text:p text:style-name="P4">Locations</text:p>
      <text:p text:style-name="P3">Main Dance Hall:</text:p>
      <text:p text:style-name="P6">Highland Community Ministries</text:p>
      <text:p text:style-name="P6">1228 E Breckinridge Street</text:p>
      <text:p text:style-name="P6">Louisville, KY 40204</text:p>
      <text:p text:style-name="P3">Ken and Pam’s After Party:</text:p>
      <text:p text:style-name="P6">1630 Lucia Avenue, Louisville, KY 40204</text:p>
      <text:p text:style-name="P6">Map for suggested parking available on a separate sheet.</text:p>
      <text:p text:style-name="P6">Vegetarian snacks and non-alcoholic drinks available.</text:p>
      <text:p text:style-name="P6">Feel free to bring your favorite late-night beverage or snack.</text:p>
      <text:section text:style-name="Sect1" text:name="sundaylocation">
        <text:p text:style-name="P7">Sunday Morning Location:</text:p>
        <text:p text:style-name="P6">Louisville Dance Alliance</text:p>
        <text:p text:style-name="P6">845 Barret Ave, Louisville, KY 40204</text:p>
      </text:section>
      <text:p text:style-name="P5">Doug and Angela’s After Party:</text:p>
      <text:p text:style-name="P6">9797 N Skyline Drive, Floyds Knobs, IN 47119</text:p>
      <text:p text:style-name="P6">Soup, Chili, and Toasted Cheese will be provided by the hosts.</text:p>
      <text:p text:style-name="P6">Please bring food to shar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dobe-garamond-pro" svg:font-family="adobe-garamond-pro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9-03T17:46:36.055293235</meta:creation-date>
    <dc:date>2024-09-03T17:48:03.736618715</dc:date>
    <meta:editing-duration>PT1M27S</meta:editing-duration>
    <meta:editing-cycles>1</meta:editing-cycles>
    <meta:document-statistic meta:table-count="0" meta:image-count="0" meta:object-count="0" meta:page-count="2" meta:paragraph-count="71" meta:word-count="317" meta:character-count="1863" meta:non-whitespace-character-count="1637"/>
    <meta:generator>LibreOffice/7.2.3.2$MacOSX_X86_64 LibreOffice_project/d166454616c1632304285822f9c83ce2e660fd92</meta:generator>
  </office:meta>
</office:document-meta>
</file>